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699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9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117da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e6f81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39607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0b19c6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0d896c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1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6" style:family="paragraph" style:parent-style-name="CabecalhoTabela">
      <style:paragraph-properties style:snap-to-layout-grid="false"/>
    </style:style>
    <style:style style:name="P17" style:family="paragraph" style:parent-style-name="CabecalhoTabela">
      <style:paragraph-properties style:snap-to-layout-grid="false"/>
      <style:text-properties officeooo:paragraph-rsid="0002101b"/>
    </style:style>
    <style:style style:name="P18" style:family="paragraph" style:parent-style-name="Texto_20_tabela">
      <style:paragraph-properties fo:text-align="center" style:justify-single-word="false" style:snap-to-layout-grid="false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096d4a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3163b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139607" officeooo:paragraph-rsid="00139607"/>
    </style:style>
    <style:style style:name="P22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23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4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5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8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29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2ec50" officeooo:paragraph-rsid="000e6f81"/>
    </style:style>
    <style:style style:name="P3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2ec50" officeooo:paragraph-rsid="00140d76"/>
    </style:style>
    <style:style style:name="P31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40d76" officeooo:paragraph-rsid="00140d76"/>
    </style:style>
    <style:style style:name="P3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e6f81"/>
    </style:style>
    <style:style style:name="P33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4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5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6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39607" officeooo:paragraph-rsid="00139607"/>
    </style:style>
    <style:style style:name="P37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096d4a"/>
    </style:style>
    <style:style style:name="P38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40d76" officeooo:paragraph-rsid="00140d76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2" style:family="paragraph" style:parent-style-name="Normal" style:list-style-name="L1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fo:font-weight="normal" officeooo:rsid="000be11a" officeooo:paragraph-rsid="00140d76" style:letter-kerning="true" style:font-name-asian="Times New Roman" style:font-size-asian="11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39607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language="pt" fo:country="BR" fo:font-weight="normal" officeooo: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0pt" style:font-name-asian="Times New Roman" style:font-size-asian="10pt"/>
    </style:style>
    <style:style style:name="T14" style:family="text">
      <style:text-properties fo:font-size="10pt" officeooo:rsid="004b5cce" style:font-name-asian="Times New Roman" style:font-size-asian="10pt"/>
    </style:style>
    <style:style style:name="T15" style:family="text">
      <style:text-properties fo:font-size="10pt" officeooo:rsid="0007aab8" style:font-name-asian="Times New Roman" style:font-size-asian="10pt"/>
    </style:style>
    <style:style style:name="T16" style:family="text">
      <style:text-properties fo:font-size="10pt" style:font-size-asian="8.75pt" style:font-size-complex="10pt"/>
    </style:style>
    <style:style style:name="T17" style:family="text">
      <style:text-properties officeooo:rsid="000d352d"/>
    </style:style>
    <style:style style:name="T18" style:family="text">
      <style:text-properties style:font-name-asian="Arial"/>
    </style:style>
    <style:style style:name="T19" style:family="text">
      <style:text-properties officeooo:rsid="0012ec50"/>
    </style:style>
    <style:style style:name="T20" style:family="text">
      <style:text-properties officeooo:rsid="0013163b"/>
    </style:style>
    <style:style style:name="T21" style:family="text">
      <style:text-properties officeooo:rsid="00139607"/>
    </style:style>
    <style:style style:name="T22" style:family="text">
      <style:text-properties officeooo:rsid="00140d76"/>
    </style:style>
    <style:style style:name="T23" style:family="text">
      <style:text-properties officeooo:rsid="00165696"/>
    </style:style>
    <style:style style:name="T24" style:family="text">
      <style:text-properties officeooo:rsid="00178e37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6">GRH</text:span> – Gestão de <text:span text:style-name="T6">Recursos Humanos</text:span></text:p>
      <text:p text:style-name="P10"/>
      <text:p text:style-name="P8">Documento de Especificação de Caso de Uso</text:p>
      <text:p text:style-name="P8"/>
      <text:p text:style-name="P9">UC<text:span text:style-name="T20">20</text:span> – <text:span text:style-name="T20">Aprovar Frequências Submetidas</text:span></text:p>
      <text:p text:style-name="P11"/>
      <text:p text:style-name="P11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6">Data</text:p>
          </table:table-cell>
          <table:table-cell table:style-name="Tabela1.A1" office:value-type="string">
            <text:p text:style-name="P16">Versão</text:p>
          </table:table-cell>
          <table:table-cell table:style-name="Tabela1.A1" office:value-type="string">
            <text:p text:style-name="P17">Responsável</text:p>
          </table:table-cell>
          <table:table-cell table:style-name="Tabela1.D1" office:value-type="string">
            <text:p text:style-name="P16">Alteração</text:p>
          </table:table-cell>
        </table:table-row>
        <table:table-row table:style-name="Tabela1.1">
          <table:table-cell table:style-name="Tabela1.A1" office:value-type="string">
            <text:p text:style-name="P18"><text:span text:style-name="T20">20/05</text:span>/201<text:span text:style-name="T17">5</text:span></text:p>
          </table:table-cell>
          <table:table-cell table:style-name="Tabela1.A1" office:value-type="string">
            <text:p text:style-name="P18">1.0</text:p>
          </table:table-cell>
          <table:table-cell table:style-name="Tabela1.A1" office:value-type="string">
            <text:p text:style-name="P20">Beatriz Brito do Rêgo</text:p>
          </table:table-cell>
          <table:table-cell table:style-name="Tabela1.D1" office:value-type="string">
            <text:p text:style-name="P35">Criação<text:span text:style-name="Fonte_20_parág._20_padrão"><text:span text:style-name="T18"> </text:span></text:span>do<text:span text:style-name="Fonte_20_parág._20_padrão"><text:span text:style-name="T18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21">26/05/2015</text:p>
          </table:table-cell>
          <table:table-cell table:style-name="Tabela1.A3" office:value-type="string">
            <text:p text:style-name="P21">1,5</text:p>
          </table:table-cell>
          <table:table-cell table:style-name="Tabela1.A3" office:value-type="string">
            <text:p text:style-name="P21">Beatriz Brito do Rêgo</text:p>
          </table:table-cell>
          <table:table-cell table:style-name="Tabela1.D3" office:value-type="string">
            <text:p text:style-name="P36">Atualização do Documento</text:p>
          </table:table-cell>
        </table:table-row>
        <table:table-row table:style-name="Tabela1.1"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D3" office:value-type="string">
            <text:p text:style-name="P37"/>
          </table:table-cell>
        </table:table-row>
      </table:table>
      <text:section text:style-name="Sect1" text:name="Seção1">
        <text:list xml:id="list7074673226113991206" text:style-name="WW8Num2">
          <text:list-item>
            <text:h text:style-name="P23" text:outline-level="1"><text:bookmark-start text:name="_Ref439573339"/><text:bookmark-start text:name="_Ref418497390"/>CASOS DE USO: <text:span text:style-name="T20">APROVAR FREQUÊNCIA SUBMETIDAS</text:span></text:h>
            <text:list>
              <text:list-item>
                <text:h text:style-name="P25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22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9">coordenador aprova as frequências submetidas pelos estagiários.</text:span></text:span></text:p>
        <text:list xml:id="list85744368160862" text:continue-numbering="true" text:style-name="WW8Num2">
          <text:list-item>
            <text:list>
              <text:list-item>
                <text:h text:style-name="P26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6">Coordenador.</text:span></text:p>
        <text:list xml:id="list85745950086995" text:continue-numbering="true" text:style-name="WW8Num2">
          <text:list-item>
            <text:list>
              <text:list-item>
                <text:h text:style-name="P26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1">Coordenador seleciona a opção de frequência.</text:span></text:p>
        <text:p text:style-name="P3">2.<text:tab/><text:span text:style-name="T21">Coordenador escolhe turma </text:span></text:p>
        <text:p text:style-name="P29">3.<text:tab/>Sistema lista todos com nomes dos estagiários referentes a turma selecionada, observação (comentários que coordenador inseriu que são visto pelos estagiários) e status da frequência, referente a data do dia atual.</text:p>
        <text:p text:style-name="P4"><text:tab/>-<text:span text:style-name="T21">Coordenador pode visualizar frequência de qualquer dia que desejar.</text:span></text:p>
        <text:p text:style-name="P4"><text:tab/>-<text:span text:style-name="T21">Coordenador pode modificar o status da frequência para os valores: </text:span>falta, <text:span text:style-name="T23">atraso</text:span>, abonado, presente, feriado.</text:p>
        <text:p text:style-name="P4"><text:tab/>- <text:span text:style-name="T23">Cada atraso equivale a meia falta, ao completar dois atrasos <text:s/>o coordenador terá a opção de lançar data de reposição. </text:span></text:p>
        <text:p text:style-name="P2"><text:span text:style-name="T19">4.</text:span><text:tab/><text:span text:style-name="T21">Coordenador seleciona a opção “Aprovar Frequências Submetidas”.</text:span></text:p>
        <text:p text:style-name="P7"><text:span text:style-name="T19">5.</text:span><text:tab/><text:span text:style-name="T21">Sistema informa que operação foi realizada com sucesso.</text:span><text:span text:style-name="T10"> </text:span></text:p>
        <text:list xml:id="list85745491001889" text:continue-numbering="true" text:style-name="WW8Num2">
          <text:list-item>
            <text:list>
              <text:list-item>
                <text:h text:style-name="P27" text:outline-level="2">Fluxos Alternativos </text:h>
              </text:list-item>
            </text:list>
          </text:list-item>
        </text:list>
        <text:p text:style-name="P5">1.<text:tab/><text:span text:style-name="T21">Coordenador seleciona a opção de frequência.</text:span></text:p>
        <text:p text:style-name="P5"><text:soft-page-break/>2.<text:tab/><text:span text:style-name="T21">Coordenador escolhe turma </text:span></text:p>
        <text:p text:style-name="P30">3.<text:tab/>Coordenador digita no campo busca o nome do estagiário que deseja efetuar a busca.</text:p>
        <text:p text:style-name="P31">5. <text:tab/>Sistema lista a frequência do estagiário referente a pesquisa com as informações de dias de frequência (datas normais e de reposição), observações, status <text:span text:style-name="T24">e horário que o estagiário lança a frequência</text:span>.</text:p>
        <text:p text:style-name="P6"/>
        <text:p text:style-name="P15">1.6<text:tab/>Fluxos de Exceção</text:p>
        <text:p text:style-name="P15"><text:tab/><text:span text:style-name="T16">Não se aplica</text:span></text:p>
        <text:p text:style-name="P12"/>
        <text:list xml:id="list4578269776299077557" text:style-name="L1">
          <text:list-header>
            <text:p text:style-name="P39"><text:span text:style-name="T14">1.</text:span><text:span text:style-name="T15">7</text:span><text:span text:style-name="T12"> <text:tab/>Pré-Condições</text:span></text:p>
          </text:list-header>
        </text:list>
        <text:p text:style-name="P14">Usuário Autenticado</text:p>
        <text:p text:style-name="P14">Para que o caso de uso seja iniciado é necessário que o usuário esteja autenticando no sistema e possua permissão de acesso a esta funcionalidade</text:p>
        <text:p text:style-name="P13"/>
        <text:list xml:id="list85745336969687" text:continue-numbering="true" text:style-name="L1">
          <text:list-header>
            <text:p text:style-name="P40"><text:span text:style-name="T13">1.</text:span><text:span text:style-name="T15">8</text:span><text:span text:style-name="T13"> </text:span><text:span text:style-name="T11"><text:tab/>Pós-Condições</text:span></text:p>
            <text:p text:style-name="P41">Informações salvas no banco de dados.</text:p>
          </text:list-header>
        </text:list>
        <text:list xml:id="list85744189248247" text:continue-list="list85745491001889" text:style-name="WW8Num2">
          <text:list-item>
            <text:h text:style-name="P24" text:outline-level="1">Relacionamento<text:span text:style-name="Fonte_20_parág._20_padrão"><text:span text:style-name="T18"> </text:span></text:span>com<text:span text:style-name="Fonte_20_parág._20_padrão"><text:span text:style-name="T18"> </text:span></text:span>Outros<text:span text:style-name="Fonte_20_parág._20_padrão"><text:span text:style-name="T18"> </text:span></text:span>Casos<text:span text:style-name="Fonte_20_parág._20_padrão"><text:span text:style-name="T18"> </text:span></text:span>de<text:span text:style-name="Fonte_20_parág._20_padrão"><text:span text:style-name="T18"> </text:span></text:span>Uso</text:h>
          </text:list-item>
        </text:list>
        <text:list xml:id="list85745556725108" text:continue-list="list85745336969687" text:style-name="L1">
          <text:list-header>
            <text:p text:style-name="P42"><text:span text:style-name="T22">Para aprovar frequência o caso de uso </text:span>UC0<text:span text:style-name="T22">9-Realizar Frequência precisa ter sido realizado.</text:span></text:p>
          </text:list-header>
        </text:list>
        <text:list xml:id="list85743962957802" text:continue-list="list85744189248247" text:style-name="WW8Num2">
          <text:list-item>
            <text:list>
              <text:list-item>
                <text:list>
                  <text:list-item>
                    <text:h text:style-name="P28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33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85744910879756" text:continue-numbering="true" text:style-name="WW8Num2">
          <text:list-item>
            <text:list>
              <text:list-item>
                <text:list>
                  <text:list-item>
                    <text:h text:style-name="P28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4">Não se aplica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5-27T08:57:43.714909728</dc:date>
    <meta:print-date>2007-05-07T23:41:00</meta:print-date>
    <meta:editing-cycles>20</meta:editing-cycles>
    <meta:editing-duration>PT1H21M7S</meta:editing-duration>
    <meta:generator>LibreOffice/4.2.7.2$Linux_X86_64 LibreOffice_project/420m0$Build-2</meta:generator>
    <meta:document-statistic meta:table-count="1" meta:image-count="2" meta:object-count="0" meta:page-count="2" meta:paragraph-count="48" meta:word-count="321" meta:character-count="2075" meta:non-whitespace-character-count="1794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